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Standardnípísmoodstavce" style:family="text">
      <style:text-properties fo:font-style="italic" style:font-style-asian="italic"/>
    </style:style>
    <style:style style:name="T21" style:parent-style-name="Standardnípísmoodstavce" style:family="text">
      <style:text-properties fo:font-style="italic" style:font-style-asian="italic"/>
    </style:style>
    <style:style style:name="T22" style:parent-style-name="Standardnípísmoodstavce" style:family="text">
      <style:text-properties fo:font-weight="bold" style:font-weight-asian="bold"/>
    </style:style>
    <style:style style:name="T23" style:parent-style-name="Standardnípísmoodstavce" style:family="text">
      <style:text-properties fo:font-style="italic" style:font-style-asian="italic"/>
    </style:style>
    <style:style style:name="T24" style:parent-style-name="Standardnípísmoodstavce" style:family="text">
      <style:text-properties fo:font-style="italic" style:font-style-asian="italic"/>
    </style:style>
    <style:style style:name="T25" style:parent-style-name="Standardnípísmoodstavce" style:family="text">
      <style:text-properties fo:font-style="italic" style:font-style-asian="italic"/>
    </style:style>
    <style:style style:name="T26" style:parent-style-name="Standardnípísmoodstavce" style:family="text">
      <style:text-properties fo:font-style="italic" style:font-style-asian="italic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P30" style:parent-style-name="podpis" style:family="paragraph">
      <style:paragraph-properties fo:text-align="start" fo:margin-left="0in">
        <style:tab-stops/>
      </style:paragraph-properties>
    </style:style>
    <style:style style:name="P31" style:parent-style-name="Normální" style:family="paragraph">
      <style:text-properties fo:font-weight="bold" style:font-weight-asian="bold" fo:color="#008576" style:font-size-complex="11.5pt"/>
    </style:style>
    <style:style style:name="P32" style:parent-style-name="Normální" style:family="paragraph">
      <style:text-properties fo:font-weight="bold" style:font-weight-asian="bold" fo:color="#008576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1/2022<text:bookmark-end text:name="Text14"/></text:p>
            <text:p text:style-name="Normální">KVOP-11613/2022<text:bookmark-end text:name="Text2"/></text:p>
            <text:p text:style-name="Normální"><text:bookmark-start text:name="Text6"/>10. 0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gr.<text:s/>J. P., advokát<text:bookmark-end text:name="Text9"/>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 a rozhodnutí o částečném odmítnutí žádosti</text:h>
      <text:p text:style-name="Základnítext">Vážený pane magistře,</text:p>
      <text:p text:style-name="Základnítext">dne 27. 1. 2022 byla do Kanceláře veřejného ochránce práv doručena Vaše žádost podle zákona č. 106/1999 Sb., o svobodném přístupu k informacím, ve znění pozdějších předpisů, kterou<text:s/><text:span text:style-name="Silné">žádáte o poskytnutí informací</text:span>, a to cit.:<text:s/><text:span text:style-name="T18">„zaslání elektronické verze, případně kopie komunikace Veřejného ochránce práv, resp. Kanceláře veřejného ochránce práv s Obecním úřadem Dolní Břežany, Krajským úřadem Středočeského kraje a Ministerst</text:span><text:span text:style-name="T19">vem pro místní rozvoj ve věci provozování dětské skupiny „</text:span><text:span text:style-name="T20">X</text:span><text:span text:style-name="T21">“ v objektu kolaudovaném jako rodinný dům.“</text:span></text:p>
      <text:p text:style-name="Základnítext">K Vaší žádosti<text:s/><text:span text:style-name="Silné">poskytuji následující informace</text:span>:</text:p>
      <text:p text:style-name="Základnítext">Kopie písemností dokládající komunikaci Veřejného ochránce práv, resp. Kanceláře veřejného ochránce práv s Obecním úřadem Dolní Břežany, Krajským úřadem Středočeského kraje a Ministerstvem pro místní rozvoj ve věci provozování dětské skupiny „X“ v objektu kolaudovaném jako rodinný dům (viz příloha).</text:p>
      <text:h text:style-name="Nadpis1" text:outline-level="1">Současně</text:h>
      <text:p text:style-name="Základnítext">vydává Kancelář veřejného ochránce práv jako povinný subjekt dle ustanovení § 2 odst. 1 zákona č. 106/1999 Sb., o svobodném přístupu k informacím, ve znění pozdějších předpisů, a současně jako osoba pověřená v souladu s ustanovením § 25 odst. 2 zákona č. 349/1999 Sb., o veřejném ochránci práv, ve znění pozdějších předpisů, veřejným ochráncem práv k plnění povinností veřejného ochránce práv podle zákona o svobodném přístupu k informacím, v souladu s ustanovením § 15 a ustanovením § 20 odst. 4<text:s/>písm. a) zákona o svobodném přístupu k informacím, ve spojení s ustanovením § 67 a násl. zákona č. 500/2004 Sb., správní řád, ve znění pozdějších předpisů toto</text:p>
      <text:h text:style-name="Nadpis1" text:outline-level="1">rozhodnutí,</text:h>
      <text:p text:style-name="Základnítext">kterým se<text:s/><text:span text:style-name="T22">částečně odmítá</text:span><text:s/>žádost Mgr. J.<text:s/>P., advokáta, zapsaného v seznamu<text:s/>advokátů vedeném ČAK pod č.<text:s/>x, se sídlem:<text:s/>x<text:s/>ze dne 27. 1. 2022 podle ustanovení § 8a zákona o svobodném přístupu k informacím, a to v rozsahu osobních údajů – jmen, příjmení a adres fyzických osob uplatňujících podněty veřejnému ochránci práv a správním orgánům a účastníků stavebního řízení, dále jmen, příjmení, dat narození a dalších informací týkajících se pracovního poměru zaměstnanců či dětí navštěvujících dětskou skupinu „x“, adres a<text:s/><text:soft-page-break/>lokalizace objektu dětské skupiny „x“, identifikace subjektů soukromého práva provozujících, resp. žádajících o povolení dětské skupiny „x“.</text:p>
      <text:h text:style-name="Nadpis1" text:outline-level="1">Odůvodnění</text:h>
      <text:p text:style-name="Základnítext">Dne 27. 1. 2022 se na Kancelář veřejného ochránce práv obrátil Mgr. J.<text:s/>P., advokát, zapsaný v seznamu advokátů vedeném ČAK pod č.<text:s/>x, se sídlem:<text:s/>x<text:s/>s žádostí o informace podle zákona o svobodném přístupu k informacím. Požadoval následující informace, cit.:<text:s/><text:span text:style-name="T23">„zas</text:span><text:span text:style-name="T24">lání elektronické verze, případně kopie komunikace Veřejného ochránce práv, resp. Kanceláře veřejného ochránce práv s Obecním úřadem Dolní Břežany, Krajským úřadem Středočeského kraje a Ministerstvem pro místní rozvoj ve věci provozování dětské skupiny „</text:span><text:span text:style-name="T25">x</text:span><text:span text:style-name="T26">“ v objektu kolaudovaném jako rodinný dům.“</text:span></text:p>
      <text:p text:style-name="Základnítext"><text:span text:style-name="T27">Povinné subjekty mají za podmínek stanovených zákonem povinnost poskytovat informace vztahující se k jejich působnosti, které mají k dispozici. Současně je třeba konstatovat, že po</text:span><text:span text:style-name="T28">dle ustanovení § 8a odst. 1 zákona o svobodném přístupu k informacím jsou povinné subjekty oprávněny poskytovat informace týkající se osobnosti, projevů osobní povahy, soukromí fyzické osoby a osobní údaje jen v souladu s právními předpisy, upravujícími je</text:span><text:span text:style-name="T29">jich ochranu.</text:span><text:span text:style-name="Značkapozn.podčarou"><text:note text:note-class="footnote" text:id="_ftn0"><text:note-citation>1</text:note-citation><text:note-body><text:p text:style-name="Textpozn.podčarou"><text:s/>Zejména ustanovení § 81 a násl. zákona č. 89/2012 Sb., občanský zákoník, ve znění pozdějších předpisů, Nařízení Evropského parlamentu a Rady (EU) 2016/679 ze dne 27. dubna 2016, o ochraně fyzických osob v souvislosti se zpracováním osobních údajů a o volném pohybu těchto údajů a o zrušení směrnice 95/46/ES (obecné nařízení o ochraně osobních údajů), zákon č. 110/2019 Sb., o zpracování osobních údajů, ve znění pozdějších předpisů a dále článek 10 Listiny základních práv a svobod.</text:p></text:note-body></text:note></text:span></text:p>
      <text:p text:style-name="Základnítext">V souladu s ustanovením § 8a zákona o svobodném přístupu k informacím byla žádost částečně odmítnuta, protože některé dokumenty obsahovaly osobní údaje třetích osob (např. jména, příjmení, tituly, adresy a další). Tyto údaje byly znečitelněny, protože je není možné poskytnout, neboť se jedná o osobní údaje, na které se vztahuje výluka uvedená v ustanovení § 8a zákona o svobodném přístupu k informacím. Podle tohoto ustanovení se informace týkající se osobnosti, projevů osobní povahy, soukromí fyzické osoby a osobní údaje poskytnou jen v souladu s právními předpisy, upravujícími jejich ochranu, tj. zákonem č. 110/2019 Sb., o zpracování osobních údajů a Nařízením Evropského parlamentu a Rady (EU) 2016/679 ze dne 27. dubna 2016, o ochraně fyzických osob v souvislosti se zpracováním osobních údajů a o volném pohybu těchto údajů a o zrušení směrnice 95/46/ES (obecné nařízení o ochraně osobních údajů). Současně nejde o veřejně činné osoby, funkcionáře nebo zaměstnance veřejné správy, u nichž by poskytnutí údajů vypovídajících<text:s/>o jejich úřední činnosti, funkčním či pracovním zařazení umožňoval § 8a odst. 2 zákona o svobodném přístupu informací.<text:s/></text:p>
      <text:p text:style-name="Základnítext">V konkrétním případě jde zejména o zaměstnance soukromé společnosti a děti, které dětskou skupinu navštěvují a soukromé osoby, které se<text:s/>účastnili stavebního řízení. Poskytnutí vybraných osobních údajů bez souhlasu dotčených osob by bylo neodůvodněným zásahem do soukromí těchto osob. Účelem a smyslem zákona o svobodném přístupu k informacím je umožnit veřejnosti co nejširší kontrolu veřejné<text:s/>moci, tj. i činnosti veřejného ochránce práv, nikoli umožnit získávání či shromažďování informací o jiných fyzických či právnických osobách. Znečitelnění osobních údajů považujeme za vhodné opatření, které umožňuje dosáhnout ochrany soukromí třetích osob<text:s/>a současně<text:s/><text:soft-page-break/>nebrání ve zbytku poskytnutí informací, které žadatel požaduje. Tím bylo do práva žadatele na informace zasaženo pouze v nejmenší možné míře.  Ve zbytku jsou požadované informace poskytnuty.<text:s/></text:p>
      <text:p text:style-name="Základnítext">Veškeré ostatní požadované informace byly žadateli poskytnuty a doručeny spolu s tímto rozhodnutím. Nad rámec výše uvedeného doplním, že některé z poskytovaných informací lze nalézt též ve veřejně dostupné evidenci stanovisek veřejného ochránce práv (ESO) na adrese<text:s/><text:a xlink:href="https://eso.ochrance.cz/Nalezene/Edit/8700" office:target-frame-name="_top" xlink:show="replace"><text:span text:style-name="Hypertextovýodkaz">https://eso.ochrance.cz/Nalezene/Edit/8700</text:span></text:a>. <text:s/>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podpis"/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30"/>
      <text:p text:style-name="P31"/>
      <text:p text:style-name="P32">34 Příloh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75T8*</text:span></text:p>
        <text:p text:style-name="P12"><text:span text:style-name="T13">KVOPX00C75T8</text:span>KVOPX00C75T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10T10:48:00Z</meta:creation-date>
    <dc:date>2022-02-10T10:53:00Z</dc:date>
    <meta:print-date>2016-06-27T08:08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3" meta:paragraph-count="12" meta:word-count="895" meta:character-count="6169" meta:row-count="44" meta:non-whitespace-character-count="5286"/>
  </office:meta>
</office:document-meta>
</file>